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Tahoma1" svg:font-family="Tahoma"/>
    <style:font-face style:name="Times New Roman1" svg:font-family="'Times New Roman'" style:font-family-generic="roman"/>
    <style:font-face style:name="Anonymous Pro"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2pt" style:font-size-asian="12pt" style:font-size-complex="12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text-properties style:font-name="Times New Roman"/>
    </style:style>
    <style:style style:name="P6" style:family="paragraph" style:parent-style-name="code">
      <style:text-properties fo:font-size="10pt" style:font-size-asian="10pt" style:font-size-complex="10pt"/>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nonymous Pro"/>
    </style:style>
    <style:style style:name="T8" style:family="text">
      <style:text-properties style:font-name="Anonymous Pr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CCore on BeagleBone Black</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Sergey Strukov 2014, version 1.00</text:p>
      <text:p text:style-name="P4"/>
      <text:p text:style-name="P4">Copyright <text:span text:style-name="T1">©</text:span> 2014 Sergey Strukov. All rights reserved.</text:p>
      <text:p text:style-name="P4">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Since the version 1.08 </text:span>CCore<text:span text:style-name="T2"> includes the target for the popular board BeagleBone Black. You can use this target to build applications running on this board. See the site </text:span><text:a xlink:type="simple" xlink:href="http://beagleboard.org/black"><text:span text:style-name="T2">http://beagleboard.org/black</text:span></text:a><text:span text:style-name="T2"> for a comprehensive source of information about this hardware. The board is a small card with low power consumption (it may run on USB-supplied power), but with rich hardware capabilities. In fact, it may be used as a fully-featured PC, been connected with the monitor, keyboard and mouse.</text:span></text:p>
      <text:p text:style-name="Text_20_body"><text:span text:style-name="T2">To start working with the board unpack it and simply connect to the USB port on the host PC. The board is shipped with the pre-installed Linux distribution. Once connected the Linux kernel is started and the board is recognized as the flash drive. The on-board flash has two partitions. The first one is formatted as a FAT drive and contains two-stage bootloader. This partition is seen over USB, so you can change its files from PC. The bootloader consists of the three files: </text:span><text:span text:style-name="T3">MLO</text:span><text:span text:style-name="T2">, </text:span><text:span text:style-name="T3">u-boot.img</text:span><text:span text:style-name="T2"> and </text:span><text:span text:style-name="T3">uEnv.txt</text:span><text:span text:style-name="T2"> files. The first file is the first stage bootloader. It starts first after the power on. Then it boots the second-stage bootloader </text:span><text:span text:style-name="T3">u-boot.img</text:span><text:span text:style-name="T2">, which is the u-Boot bootloader (see the product site </text:span><text:a xlink:type="simple" xlink:href="http://www.denx.de/wiki/U-Boot"><text:span text:style-name="T2">http://www.denx.de/wiki/U-Boot</text:span></text:a><text:span text:style-name="T2">). The second-stage bootloader finally boots the Linux kernel. But you can alter its behavior by changing the file </text:span><text:span text:style-name="T3">uEnv.txt</text:span><text:span text:style-name="T4">. This file contains a script, executed by the bootloader. You may change it to instruct the bootloader download and run an image using the TFTP protocol from the host PC. Here is the script to do so:</text:span></text:p>
      <text:p text:style-name="P6"><text:span text:style-name="T4">uenvcmd=setenv ipaddr 192.168.99.10;setenv serverip 192.168.99.1;tftpboot 81000000 bootfile;go 81000000</text:span></text:p>
      <text:p text:style-name="P5">The first IP address is the address of the board itself. The second is the IP address of the TFTP server. <text:span text:style-name="T7">bootfile</text:span> is the name of the file from the server to be downloaded. You must connect the board with PC by the Ethernet cable (directly or using switch). Configure the PC Ethernet card with the proper IP address manually (you may choose any suitable address). You must run the TFTP server on the host PC. Then reapply a power to board. It will download and run the image from the PC using TFTP protocol.</text:p>
      <text:h text:style-name="Heading_20_2" text:outline-level="2">2. Building a CCore application.</text:h>
      <text:p text:style-name="P5">To build a <text:span text:style-name="T5">CCore</text:span> application you need a <text:span text:style-name="T5">cygwin</text:span> (or <text:span text:style-name="T5">cygwin64</text:span>), a toolset and a <text:span text:style-name="T5">CCore</text:span> installation. You can build the toolset yourself. Read the <text:span text:style-name="T5">CCore</text:span> supplied documentation about the building process and environment. </text:p>
      <text:p text:style-name="P5"/>
      <text:h text:style-name="Heading_20_2" text:outline-level="2">3. Hardware resource utilization.</text:h>
      <text:p text:style-name="P5"><text:span text:style-name="T6">A </text:span><text:span text:style-name="T5">CCore</text:span> application is running in a privilege non-secure mode, so you have a full access to any board hardware. Briefly after start it turns on the MMU and caches, so you have a maximum CPU performance. It sets also the CPU clock to 600 MHz. It is possible to increase the clock up to 1 GHz, but it requires the reprogramming the power supply device to increase the CPU core voltage and is not implemented in this version. MMU is programmed to map a virtual address to the physical but such a way, that the physical address is always equal to the virtual. It also specifies memory cache attributes to various memory ranges.</text:p>
      <text:p text:style-name="P5">The board has 512 MByte DDR memory, this memory is visible at the address range <text:span text:style-name="T7">0x8000'0000 – 0xA000'0000</text:span>. <text:span text:style-name="T6">A </text:span><text:span text:style-name="T5">CCore</text:span> application image is loaded and started from the address<text:span text:style-name="T7"> 0x8100'0000</text:span>. <text:s/>The memory is divided on several memory ranges with different usage purpose. The first range is <text:span text:style-name="T7">0x8000'0000-0x8080'0000</text:span> is reserved for the video-memory. It has no-cache attributes. The next range is <text:span text:style-name="T7">0x8080'0000-0x8100'0000</text:span> is reserved for the shared <text:soft-page-break/>memory heap. It also has no-cache attributes. This memory is used to exchange data with peripheral devices without a manual memory cache control. For example, Ethernet packet descriptors and data buffers are resides in this memory region. Right after this region an application image begins. It's assumed to be several MBytes length. After the image (which contains the code and static variables) the free memory zone begins. This zone is used to allocate a space for the prime task stack (1 MByte), the interrupt stack (1 MByte), the interrupt heap (1 MByte), the system log (16 MBytes) and the heap (204 MBytes). All these memory regions have the full cache attributes. If the application image length is less than 16 MBytes, only the first 256 MBytes half of the memory is used.</text:p>
      <text:h text:style-name="Heading_20_2" text:outline-level="2">4. Hardware support classes.</text:h>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Tahoma1" svg:font-family="Tahoma"/>
    <style:font-face style:name="Times New Roman1" svg:font-family="'Times New Roman'" style:font-family-generic="roman"/>
    <style:font-face style:name="Anonymous Pro"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499cm" style:auto-text-indent="false"/>
      <style:text-properties fo:font-size="12pt"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default-outline-level="2" style:class="text">
      <style:paragraph-properties fo:text-align="center"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100%" fo:margin-left="0cm" fo:margin-right="0cm" fo:text-indent="0cm" style:auto-text-indent="false" fo:background-color="transparent" fo:padding="0.049cm" fo:border="0.002cm solid #000000" style:shadow="none">
        <style:background-image/>
      </style:paragraph-properties>
      <style:text-properties style:font-name="Anonymous Pro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0:46:31</meta:creation-date>
    <meta:generator>OpenOffice.org/3.4$Win32 OpenOffice.org_project/340m1$Build-9590</meta:generator>
    <dc:date>2014-12-24T19:17:56.95</dc:date>
    <meta:editing-duration>PT1H45M38S</meta:editing-duration>
    <meta:editing-cycles>52</meta:editing-cycles>
    <dc:title>CCore on BeagleBone Black</dc:title>
    <meta:document-statistic meta:table-count="0" meta:image-count="0" meta:object-count="0" meta:page-count="3" meta:paragraph-count="16" meta:word-count="760" meta:character-count="4571"/>
    <meta:user-defined meta:name="Поле 1"/>
    <meta:user-defined meta:name="Поле 2"/>
    <meta:user-defined meta:name="Поле 3"/>
    <meta:user-defined meta:name="Поле 4"/>
  </office:meta>
</office:document-meta>
</file>